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57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1.451cm" fo:min-width="1.3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4cm" fo:min-width="0.8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Microsoft Sans Serif"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2.801cm" svg:y="3.401cm">
          <text:p text:style-name="P1"><text:span text:style-name="T1">Edit</text:span></text:p>
          <text:p text:style-name="P1"><text:span text:style-name="T1">Entry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01cm" svg:y1="2.001cm" svg:x2="4.601cm" svg:y2="3.401cm">
          <text:p/>
        </draw:line>
        <draw:frame draw:style-name="gr3" draw:text-style-name="P3" draw:layer="layout" svg:width="2.957cm" svg:height="0.729cm" svg:x="3.281cm" svg:y="1.201cm">
          <draw:text-box>
            <text:p><text:span text:style-name="T1">See Page 38</text:span></text:p>
          </draw:text-box>
        </draw:frame>
        <draw:line draw:style-name="gr2" draw:text-style-name="P1" draw:layer="layout" svg:x1="4.4cm" svg:y1="7.6cm" svg:x2="4.4cm" svg:y2="8.9cm">
          <text:p/>
        </draw:line>
        <draw:custom-shape draw:style-name="gr1" draw:text-style-name="P2" draw:layer="layout" svg:width="3.3cm" svg:height="2cm" svg:x="2.8cm" svg:y="11.9cm">
          <text:p text:style-name="P1"><text:span text:style-name="T1">Display </text:span></text:p>
          <text:p text:style-name="P1"><text:span text:style-name="T1">Edit</text:span></text:p>
          <text:p text:style-name="P1"><text:span text:style-name="T1">Fields </text:span></text:p>
          <text:p text:style-name="P1"><text:span text:style-name="T1">scree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3.6cm" svg:height="1.7cm" svg:x="2.6cm" svg:y="8.9cm">
          <text:p text:style-name="P1"><text:span text:style-name="T1">Select </text:span></text:p>
          <text:p text:style-name="P1"><text:span text:style-name="T1">E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4cm" svg:y1="10.6cm" svg:x2="4.4cm" svg:y2="11.9cm">
          <text:p/>
        </draw:line>
        <draw:line draw:style-name="gr2" draw:text-style-name="P1" draw:layer="layout" svg:x1="4.299cm" svg:y1="17.099cm" svg:x2="4.299cm" svg:y2="17.999cm">
          <text:p/>
        </draw:line>
        <draw:custom-shape draw:style-name="gr5" draw:text-style-name="P2" draw:layer="layout" svg:width="2.9cm" svg:height="1.4cm" svg:x="2.899cm" svg:y="17.999cm">
          <text:p text:style-name="P1"><text:span text:style-name="T1">Save change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899cm" svg:y1="18.599cm" svg:x2="7.599cm" svg:y2="18.599cm">
          <text:p/>
        </draw:line>
        <draw:custom-shape draw:style-name="gr6" draw:text-style-name="P2" draw:layer="layout" svg:width="2.8cm" svg:height="1.7cm" svg:x="7.599cm" svg:y="17.899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1" draw:layer="layout" svg:x1="4.399cm" svg:y1="13.899cm" svg:x2="4.399cm" svg:y2="15.299cm">
          <text:p/>
        </draw:line>
        <draw:custom-shape draw:style-name="gr5" draw:text-style-name="P2" draw:layer="layout" svg:width="2.9cm" svg:height="1.4cm" svg:x="3.1cm" svg:y="6.3cm">
          <text:p text:style-name="P1"><text:span text:style-name="T1">Conduct </text:span></text:p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4cm" svg:y1="5.2cm" svg:x2="4.4cm" svg:y2="6.5cm">
          <text:p/>
        </draw:line>
        <draw:custom-shape draw:style-name="gr4" draw:text-style-name="P2" draw:layer="layout" svg:width="3.6cm" svg:height="1.7cm" svg:x="2.577cm" svg:y="15.299cm">
          <text:p text:style-name="P1"><text:span text:style-name="T1">Confi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4" draw:layer="layout" svg:width="3.652cm" svg:height="0.683cm" svg:x="4.378cm" svg:y="17cm">
          <draw:text-box>
            <text:p text:style-name="P4">Confirmation Valid</text:p>
          </draw:text-box>
        </draw:frame>
        <draw:frame draw:style-name="gr7" draw:text-style-name="P4" draw:layer="layout" svg:width="2.822cm" svg:height="1.115cm" svg:x="5.878cm" svg:y="14.285cm">
          <draw:text-box>
            <text:p text:style-name="P4">Confirmation </text:p>
            <text:p text:style-name="P4">invalid</text:p>
          </draw:text-box>
        </draw:frame>
        <draw:line draw:style-name="gr2" draw:text-style-name="P5" draw:layer="layout" svg:x1="6.178cm" svg:y1="16.2cm" svg:x2="5.478cm" svg:y2="12.9cm">
          <text:p/>
        </draw:line>
        <draw:line draw:style-name="gr2" draw:text-style-name="P5" draw:layer="layout" svg:x1="9cm" svg:y1="17.9cm" svg:x2="9cm" svg:y2="16.9cm">
          <text:p/>
        </draw:line>
        <draw:custom-shape draw:style-name="gr8" draw:text-style-name="P5" draw:layer="layout" svg:width="2.7cm" svg:height="1.3cm" svg:x="7.7cm" svg:y="15.7cm">
          <text:p text:style-name="P5">Option</text:p>
          <text:p text:style-name="P5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4" draw:layer="layout" svg:width="2.5cm" svg:height="1.115cm" svg:x="10.3cm" svg:y="15.9cm">
          <draw:text-box>
            <text:p text:style-name="P4"><text:span text:style-name="T2">(See Page 3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22:51:15.612000000</meta:creation-date>
    <dc:date>2015-01-10T21:40:31.597000000</dc:date>
    <meta:editing-duration>PT25M30S</meta:editing-duration>
    <meta:editing-cycles>6</meta:editing-cycles>
    <meta:generator>LibreOffice/4.3.2.2$Windows_x86 LibreOffice_project/edfb5295ba211bd31ad47d0bad0118690f76407d</meta:generator>
    <meta:document-statistic meta:object-count="21"/>
  </office:meta>
</office:document-meta>
</file>